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PM Visualize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 bridge between Commandline and visual interfa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mandline is hard to for navie users.</text:p>
              </text:list-item>
              <text:list-item>
                <text:p>Transparency in NPM Based proje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mandline is hard to for navie users.</text:p>
              </text:list-item>
              <text:list-item>
                <text:p>Transparency in NPM Based proje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: NPM Visualiz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NPM GUI to manage all packages on single click</text:p>
              </text:list-item>
              <text:list-item>
                <text:p>Manage multiple projects.</text:p>
              </text:list-item>
              <text:list-item>
                <text:p>Cross desktop</text:p>
              </text:list-item>
              <text:list-item>
                <text:p>Easy to use for navie users.</text:p>
              </text:list-item>
              <text:list-item>
                <text:p>Can be used with all NPM Based projects. </text:p>
                <text:p>(ex Angular, Reactjs, React Native, Ionic, nodejs, express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1. Import multiple projects (NPM CLI Projects)</text:p>
                <text:p>2. List all packages with current version, wanted version, latest version</text:p>
                <text:p>3. Install, Update, Remove, update project, update to latest version on single click.</text:p>
                <text:p>4. Cross Desktop Application i.e Windows, Linux, ubuntu etc. (Tested on Ubuntu, MacOs Sierra)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sco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1. Interaction with global NPM packages.</text:p>
                <text:p>2. Include project scripts to GUI(npm start, build, deploy, webpack etc).</text:p>
                <text:p>3. Logs implementation.</text:p>
                <text:p>4. Show background processing on GUI(Terminal output).</text:p>
                <text:p>5. Search packages from NPM regestry and install.</text:p>
                <text:p>6. Analyse of packages for security check and notif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ftware St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ReactJs</text:span> for frontend with ES6 standard.</text:p>
              </text:list-item>
              <text:list-item>
                <text:p><text:span text:style-name="T1">Redux</text:span> for state management.</text:p>
              </text:list-item>
              <text:list-item>
                <text:p><text:span text:style-name="T1">Electron Framework</text:span> for cross desktop.</text:p>
              </text:list-item>
              <text:list-item>
                <text:p><text:span text:style-name="T1">LockrJs</text:span> as local db.</text:p>
              </text:list-item>
              <text:list-item>
                <text:p><text:span text:style-name="T1">Webpack</text:span> as module bundler and hot module reload.</text:p>
              </text:list-item>
              <text:list-item>
                <text:p><text:span text:style-name="T1">ShellJs</text:span> for commandline interaction.</text:p>
              </text:list-item>
              <text:list-item>
                <text:p><text:span text:style-name="T1">UnderscoreJs</text:span> for utility func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header>
                <text:p text:style-name="P2">Questions ?</text:p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3:28:19.589281497</meta:creation-date>
    <dc:date>2017-12-18T15:00:54.376775036</dc:date>
    <meta:editing-duration>PT1H5M48S</meta:editing-duration>
    <meta:editing-cycles>1</meta:editing-cycles>
    <meta:document-statistic meta:object-count="53"/>
    <meta:generator>LibreOffice/4.2.8.2$Linux_X86_64 LibreOffice_project/420m0$Build-2</meta:generator>
  </office:meta>
</office:document-meta>
</file>